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73cm"/>
    </style:style>
    <style:style style:name="co4" style:family="table-column">
      <style:table-column-properties fo:break-before="auto" style:column-width="1.8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 style:data-style-name="N3"/>
    <style:style style:name="ce5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land" table:style-name="ta1">
        <table:shapes>
          <draw:frame draw:z-index="0" draw:style-name="gr1" draw:text-style-name="P1" svg:width="21.064cm" svg:height="12.806cm" svg:x="9.671cm" svg:y="1.536cm">
            <draw:object draw:notify-on-update-of-ranges="Poland.A2:Poland.A60 Poland.C2:Poland.C60 Poland.A2:Poland.A60 Poland.D2:Poland.D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observed</text:p>
          </table:table-cell>
          <table:table-cell office:value-type="string" calcext:value-type="string">
            <text:p>computed</text:p>
          </table:table-cell>
          <table:table-cell table:number-columns-repeated="12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/(1+EXP(-k*([.B2]-x0)))" office:value-type="float" office:value="10.0652567191976" calcext:value-type="float">
            <text:p>10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L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L/(1+EXP(-k*([.B3]-x0)))" office:value-type="float" office:value="12.7552343117129" calcext:value-type="float">
            <text:p>13</text:p>
          </table:table-cell>
          <table:table-cell office:value-type="float" office:value="0.23763902437703" calcext:value-type="float">
            <text:p>0,23763902437703</text:p>
          </table:table-cell>
          <table:table-cell office:value-type="string" calcext:value-type="string">
            <text:p>k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L/(1+EXP(-k*([.B4]-x0)))" office:value-type="float" office:value="16.1607213452407" calcext:value-type="float">
            <text:p>16</text:p>
          </table:table-cell>
          <table:table-cell office:value-type="float" office:value="24.5258" calcext:value-type="float">
            <text:p>24,5258</text:p>
          </table:table-cell>
          <table:table-cell office:value-type="string" calcext:value-type="string">
            <text:p>x0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L/(1+EXP(-k*([.B5]-x0)))" office:value-type="float" office:value="20.4699841339403" calcext:value-type="float">
            <text:p>2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L/(1+EXP(-k*([.B6]-x0)))" office:value-type="float" office:value="25.919589269643" calcext:value-type="float">
            <text:p>2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L/(1+EXP(-k*([.B7]-x0)))" office:value-type="float" office:value="32.8060516000597" calcext:value-type="float">
            <text:p>33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L/(1+EXP(-k*([.B8]-x0)))" office:value-type="float" office:value="41.4998425493693" calcext:value-type="float">
            <text:p>4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formula="of:=L/(1+EXP(-k*([.B9]-x0)))" office:value-type="float" office:value="52.4619591513386" calcext:value-type="float">
            <text:p>52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L/(1+EXP(-k*([.B10]-x0)))" office:value-type="float" office:value="66.2630764340777" calcext:value-type="float">
            <text:p>6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table:formula="of:=L/(1+EXP(-k*([.B11]-x0)))" office:value-type="float" office:value="83.6049701787571" calcext:value-type="float">
            <text:p>8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table:formula="of:=L/(1+EXP(-k*([.B12]-x0)))" office:value-type="float" office:value="105.343322325661" calcext:value-type="float">
            <text:p>105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table:formula="of:=L/(1+EXP(-k*([.B13]-x0)))" office:value-type="float" office:value="132.510104688647" calcext:value-type="float">
            <text:p>133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table:formula="of:=L/(1+EXP(-k*([.B14]-x0)))" office:value-type="float" office:value="166.332366016385" calcext:value-type="float">
            <text:p>16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table:formula="of:=L/(1+EXP(-k*([.B15]-x0)))" office:value-type="float" office:value="208.242336466172" calcext:value-type="float">
            <text:p>208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4" calcext:value-type="float">
            <text:p>14</text:p>
          </table:table-cell>
          <table:table-cell office:value-type="float" office:value="269" calcext:value-type="float">
            <text:p>269</text:p>
          </table:table-cell>
          <table:table-cell table:formula="of:=L/(1+EXP(-k*([.B16]-x0)))" office:value-type="float" office:value="259.871327420648" calcext:value-type="float">
            <text:p>26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15" calcext:value-type="float">
            <text:p>15</text:p>
          </table:table-cell>
          <table:table-cell office:value-type="float" office:value="337" calcext:value-type="float">
            <text:p>337</text:p>
          </table:table-cell>
          <table:table-cell table:formula="of:=L/(1+EXP(-k*([.B17]-x0)))" office:value-type="float" office:value="323.017194879963" calcext:value-type="float">
            <text:p>323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6" calcext:value-type="float">
            <text:p>16</text:p>
          </table:table-cell>
          <table:table-cell office:value-type="float" office:value="407" calcext:value-type="float">
            <text:p>407</text:p>
          </table:table-cell>
          <table:table-cell table:formula="of:=L/(1+EXP(-k*([.B18]-x0)))" office:value-type="float" office:value="399.572838211789" calcext:value-type="float">
            <text:p>40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7" calcext:value-type="float">
            <text:p>17</text:p>
          </table:table-cell>
          <table:table-cell office:value-type="float" office:value="518" calcext:value-type="float">
            <text:p>518</text:p>
          </table:table-cell>
          <table:table-cell table:formula="of:=L/(1+EXP(-k*([.B19]-x0)))" office:value-type="float" office:value="491.402663542302" calcext:value-type="float">
            <text:p>49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18" calcext:value-type="float">
            <text:p>18</text:p>
          </table:table-cell>
          <table:table-cell office:value-type="float" office:value="614" calcext:value-type="float">
            <text:p>614</text:p>
          </table:table-cell>
          <table:table-cell table:formula="of:=L/(1+EXP(-k*([.B20]-x0)))" office:value-type="float" office:value="600.157237240673" calcext:value-type="float">
            <text:p>60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728" calcext:value-type="float">
            <text:p>728</text:p>
          </table:table-cell>
          <table:table-cell table:formula="of:=L/(1+EXP(-k*([.B21]-x0)))" office:value-type="float" office:value="727.025980566601" calcext:value-type="float">
            <text:p>727</text:p>
          </table:table-cell>
          <table:table-cell table:style-name="ce5" table:formula="of:=[.D21]-[.D20]" office:value-type="float" office:value="126.868743325928" calcext:value-type="float">
            <text:p>126,87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20" calcext:value-type="float">
            <text:p>20</text:p>
          </table:table-cell>
          <table:table-cell office:value-type="float" office:value="890" calcext:value-type="float">
            <text:p>890</text:p>
          </table:table-cell>
          <table:table-cell table:formula="of:=L/(1+EXP(-k*([.B22]-x0)))" office:value-type="float" office:value="872.445449911497" calcext:value-type="float">
            <text:p>872</text:p>
          </table:table-cell>
          <table:table-cell table:style-name="ce5" table:formula="of:=[.D22]-[.D21]" office:value-type="float" office:value="145.419469344896" calcext:value-type="float">
            <text:p>145,42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21" calcext:value-type="float">
            <text:p>21</text:p>
          </table:table-cell>
          <table:table-cell office:value-type="float" office:value="1030" calcext:value-type="float">
            <text:p>1030</text:p>
          </table:table-cell>
          <table:table-cell table:formula="of:=L/(1+EXP(-k*([.B23]-x0)))" office:value-type="float" office:value="1035.80534930095" calcext:value-type="float">
            <text:p>1 036</text:p>
          </table:table-cell>
          <table:table-cell table:style-name="ce5" table:formula="of:=[.D23]-[.D22]" office:value-type="float" office:value="163.359899389449" calcext:value-type="float">
            <text:p>163,3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22" calcext:value-type="float">
            <text:p>22</text:p>
          </table:table-cell>
          <table:table-cell office:value-type="float" office:value="1198" calcext:value-type="float">
            <text:p>1198</text:p>
          </table:table-cell>
          <table:table-cell table:formula="of:=L/(1+EXP(-k*([.B24]-x0)))" office:value-type="float" office:value="1215.21944886863" calcext:value-type="float">
            <text:p>1 215</text:p>
          </table:table-cell>
          <table:table-cell table:style-name="ce5" table:formula="of:=[.D24]-[.D23]" office:value-type="float" office:value="179.414099567683" calcext:value-type="float">
            <text:p>179,4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office:value-type="float" office:value="1366" calcext:value-type="float">
            <text:p>1366</text:p>
          </table:table-cell>
          <table:table-cell table:formula="of:=L/(1+EXP(-k*([.B25]-x0)))" office:value-type="float" office:value="1407.44162749522" calcext:value-type="float">
            <text:p>1 407</text:p>
          </table:table-cell>
          <table:table-cell table:style-name="ce5" table:formula="of:=[.D25]-[.D24]" office:value-type="float" office:value="192.222178626594" calcext:value-type="float">
            <text:p>192,22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4" calcext:value-type="float">
            <text:p>24</text:p>
          </table:table-cell>
          <table:table-cell office:value-type="float" office:value="1613" calcext:value-type="float">
            <text:p>1613</text:p>
          </table:table-cell>
          <table:table-cell table:formula="of:=L/(1+EXP(-k*([.B26]-x0)))" office:value-type="float" office:value="1607.99404569158" calcext:value-type="float">
            <text:p>1 608</text:p>
          </table:table-cell>
          <table:table-cell table:style-name="ce5" table:formula="of:=[.D26]-[.D25]" office:value-type="float" office:value="200.552418196361" calcext:value-type="float">
            <text:p>200,5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25" calcext:value-type="float">
            <text:p>25</text:p>
          </table:table-cell>
          <table:table-cell office:value-type="float" office:value="1833" calcext:value-type="float">
            <text:p>1833</text:p>
          </table:table-cell>
          <table:table-cell table:formula="of:=L/(1+EXP(-k*([.B27]-x0)))" office:value-type="float" office:value="1811.52819795734" calcext:value-type="float">
            <text:p>1 812</text:p>
          </table:table-cell>
          <table:table-cell table:style-name="ce5" table:formula="of:=[.D27]-[.D26]" office:value-type="float" office:value="203.534152265759" calcext:value-type="float">
            <text:p>203,53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L/(1+EXP(-k*([.B28]-x0)))" office:value-type="float" office:value="2012.37064953815" calcext:value-type="float">
            <text:p>2 012</text:p>
          </table:table-cell>
          <table:table-cell table:style-name="ce5" table:formula="of:=[.D28]-[.D27]" office:value-type="float" office:value="200.842451580809" calcext:value-type="float">
            <text:p>200,84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L/(1+EXP(-k*([.B29]-x0)))" office:value-type="float" office:value="2205.14159611651" calcext:value-type="float">
            <text:p>2 205</text:p>
          </table:table-cell>
          <table:table-cell table:style-name="ce5" table:formula="of:=[.D29]-[.D28]" office:value-type="float" office:value="192.770946578363" calcext:value-type="float">
            <text:p>192,77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L/(1+EXP(-k*([.B30]-x0)))" office:value-type="float" office:value="2385.30752570717" calcext:value-type="float">
            <text:p>2 385</text:p>
          </table:table-cell>
          <table:table-cell table:style-name="ce5" table:formula="of:=[.D30]-[.D29]" office:value-type="float" office:value="180.165929590659" calcext:value-type="float">
            <text:p>180,17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29" calcext:value-type="float">
            <text:p>29</text:p>
          </table:table-cell>
          <table:table-cell/>
          <table:table-cell table:formula="of:=L/(1+EXP(-k*([.B31]-x0)))" office:value-type="float" office:value="2549.55360683473" calcext:value-type="float">
            <text:p>2 550</text:p>
          </table:table-cell>
          <table:table-cell table:style-name="ce5" table:formula="of:=[.D31]-[.D30]" office:value-type="float" office:value="164.24608112756" calcext:value-type="float">
            <text:p>164,2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L/(1+EXP(-k*([.B32]-x0)))" office:value-type="float" office:value="2695.9239024973" calcext:value-type="float">
            <text:p>2 696</text:p>
          </table:table-cell>
          <table:table-cell table:style-name="ce5" table:formula="of:=[.D32]-[.D31]" office:value-type="float" office:value="146.370295662567" calcext:value-type="float">
            <text:p>146,37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office:value-type="float" office:value="31" calcext:value-type="float">
            <text:p>31</text:p>
          </table:table-cell>
          <table:table-cell/>
          <table:table-cell table:formula="of:=L/(1+EXP(-k*([.B33]-x0)))" office:value-type="float" office:value="2823.74697851393" calcext:value-type="float">
            <text:p>2 824</text:p>
          </table:table-cell>
          <table:table-cell table:style-name="ce5" table:formula="of:=[.D33]-[.D32]" office:value-type="float" office:value="127.823076016633" calcext:value-type="float">
            <text:p>127,82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L/(1+EXP(-k*([.B34]-x0)))" office:value-type="float" office:value="2933.41232907041" calcext:value-type="float">
            <text:p>2 933</text:p>
          </table:table-cell>
          <table:table-cell table:style-name="ce5" table:formula="of:=[.D34]-[.D33]" office:value-type="float" office:value="109.665350556482" calcext:value-type="float">
            <text:p>109,67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3" calcext:value-type="float">
            <text:p>33</text:p>
          </table:table-cell>
          <table:table-cell/>
          <table:table-cell table:formula="of:=L/(1+EXP(-k*([.B35]-x0)))" office:value-type="float" office:value="3026.07790726591" calcext:value-type="float">
            <text:p>3 026</text:p>
          </table:table-cell>
          <table:table-cell table:style-name="ce5" table:formula="of:=[.D35]-[.D34]" office:value-type="float" office:value="92.6655781954987" calcext:value-type="float">
            <text:p>92,67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4" calcext:value-type="float">
            <text:p>34</text:p>
          </table:table-cell>
          <table:table-cell/>
          <table:table-cell table:formula="of:=L/(1+EXP(-k*([.B36]-x0)))" office:value-type="float" office:value="3103.37702746841" calcext:value-type="float">
            <text:p>3 103</text:p>
          </table:table-cell>
          <table:table-cell table:style-name="ce5" table:formula="of:=[.D36]-[.D35]" office:value-type="float" office:value="77.2991202025009" calcext:value-type="float">
            <text:p>77,30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5" calcext:value-type="float">
            <text:p>35</text:p>
          </table:table-cell>
          <table:table-cell/>
          <table:table-cell table:formula="of:=L/(1+EXP(-k*([.B37]-x0)))" office:value-type="float" office:value="3167.16815089347" calcext:value-type="float">
            <text:p>3 167</text:p>
          </table:table-cell>
          <table:table-cell table:style-name="ce5" table:formula="of:=[.D37]-[.D36]" office:value-type="float" office:value="63.7911234250591" calcext:value-type="float">
            <text:p>63,7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36" calcext:value-type="float">
            <text:p>36</text:p>
          </table:table-cell>
          <table:table-cell/>
          <table:table-cell table:formula="of:=L/(1+EXP(-k*([.B38]-x0)))" office:value-type="float" office:value="3219.34622901035" calcext:value-type="float">
            <text:p>3 219</text:p>
          </table:table-cell>
          <table:table-cell table:style-name="ce5" table:formula="of:=[.D38]-[.D37]" office:value-type="float" office:value="52.1780781168736" calcext:value-type="float">
            <text:p>52,18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L/(1+EXP(-k*([.B39]-x0)))" office:value-type="float" office:value="3261.71616482702" calcext:value-type="float">
            <text:p>3 262</text:p>
          </table:table-cell>
          <table:table-cell table:style-name="ce5" table:formula="of:=[.D39]-[.D38]" office:value-type="float" office:value="42.3699358166709" calcext:value-type="float">
            <text:p>42,37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" calcext:value-type="float">
            <text:p>38</text:p>
          </table:table-cell>
          <table:table-cell/>
          <table:table-cell table:formula="of:=L/(1+EXP(-k*([.B40]-x0)))" office:value-type="float" office:value="3295.91893837805" calcext:value-type="float">
            <text:p>3 296</text:p>
          </table:table-cell>
          <table:table-cell table:style-name="ce5" table:formula="of:=[.D40]-[.D39]" office:value-type="float" office:value="34.2027735510305" calcext:value-type="float">
            <text:p>34,20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L/(1+EXP(-k*([.B41]-x0)))" office:value-type="float" office:value="3323.39738103407" calcext:value-type="float">
            <text:p>3 323</text:p>
          </table:table-cell>
          <table:table-cell table:style-name="ce5" table:formula="of:=[.D41]-[.D40]" office:value-type="float" office:value="27.4784426560204" calcext:value-type="float">
            <text:p>27,48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40" calcext:value-type="float">
            <text:p>40</text:p>
          </table:table-cell>
          <table:table-cell/>
          <table:table-cell table:formula="of:=L/(1+EXP(-k*([.B42]-x0)))" office:value-type="float" office:value="3345.38898465388" calcext:value-type="float">
            <text:p>3 345</text:p>
          </table:table-cell>
          <table:table-cell table:style-name="ce5" table:formula="of:=[.D42]-[.D41]" office:value-type="float" office:value="21.9916036198106" calcext:value-type="float">
            <text:p>21,9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41" calcext:value-type="float">
            <text:p>41</text:p>
          </table:table-cell>
          <table:table-cell/>
          <table:table-cell table:formula="of:=L/(1+EXP(-k*([.B43]-x0)))" office:value-type="float" office:value="3362.93537677915" calcext:value-type="float">
            <text:p>3 363</text:p>
          </table:table-cell>
          <table:table-cell table:style-name="ce5" table:formula="of:=[.D43]-[.D42]" office:value-type="float" office:value="17.5463921252749" calcext:value-type="float">
            <text:p>17,5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2" calcext:value-type="float">
            <text:p>42</text:p>
          </table:table-cell>
          <table:table-cell/>
          <table:table-cell table:formula="of:=L/(1+EXP(-k*([.B44]-x0)))" office:value-type="float" office:value="3376.90080299136" calcext:value-type="float">
            <text:p>3 377</text:p>
          </table:table-cell>
          <table:table-cell table:style-name="ce5" table:formula="of:=[.D44]-[.D43]" office:value-type="float" office:value="13.9654262122035" calcext:value-type="float">
            <text:p>13,97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43" calcext:value-type="float">
            <text:p>43</text:p>
          </table:table-cell>
          <table:table-cell/>
          <table:table-cell table:formula="of:=L/(1+EXP(-k*([.B45]-x0)))" office:value-type="float" office:value="3387.9944167623" calcext:value-type="float">
            <text:p>3 388</text:p>
          </table:table-cell>
          <table:table-cell table:style-name="ce5" table:formula="of:=[.D45]-[.D44]" office:value-type="float" office:value="11.0936137709386" calcext:value-type="float">
            <text:p>11,0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44" calcext:value-type="float">
            <text:p>44</text:p>
          </table:table-cell>
          <table:table-cell/>
          <table:table-cell table:formula="of:=L/(1+EXP(-k*([.B46]-x0)))" office:value-type="float" office:value="3396.79311692131" calcext:value-type="float">
            <text:p>3 397</text:p>
          </table:table-cell>
          <table:table-cell table:style-name="ce5" table:formula="of:=[.D46]-[.D45]" office:value-type="float" office:value="8.79870015900906" calcext:value-type="float">
            <text:p>8,80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45" calcext:value-type="float">
            <text:p>45</text:p>
          </table:table-cell>
          <table:table-cell/>
          <table:table-cell table:formula="of:=L/(1+EXP(-k*([.B47]-x0)))" office:value-type="float" office:value="3403.76306972186" calcext:value-type="float">
            <text:p>3 40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46" calcext:value-type="float">
            <text:p>46</text:p>
          </table:table-cell>
          <table:table-cell/>
          <table:table-cell table:formula="of:=L/(1+EXP(-k*([.B48]-x0)))" office:value-type="float" office:value="3409.27898980673" calcext:value-type="float">
            <text:p>3 409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L/(1+EXP(-k*([.B49]-x0)))" office:value-type="float" office:value="3413.64084408748" calcext:value-type="float">
            <text:p>3 41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48" calcext:value-type="float">
            <text:p>48</text:p>
          </table:table-cell>
          <table:table-cell/>
          <table:table-cell table:formula="of:=L/(1+EXP(-k*([.B50]-x0)))" office:value-type="float" office:value="3417.08798832248" calcext:value-type="float">
            <text:p>3 41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49" calcext:value-type="float">
            <text:p>49</text:p>
          </table:table-cell>
          <table:table-cell/>
          <table:table-cell table:formula="of:=L/(1+EXP(-k*([.B51]-x0)))" office:value-type="float" office:value="3419.81093043305" calcext:value-type="float">
            <text:p>3 42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L/(1+EXP(-k*([.B52]-x0)))" office:value-type="float" office:value="3421.96099739014" calcext:value-type="float">
            <text:p>3 422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51" calcext:value-type="float">
            <text:p>51</text:p>
          </table:table-cell>
          <table:table-cell/>
          <table:table-cell table:formula="of:=L/(1+EXP(-k*([.B53]-x0)))" office:value-type="float" office:value="3423.6582050101" calcext:value-type="float">
            <text:p>3 42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L/(1+EXP(-k*([.B54]-x0)))" office:value-type="float" office:value="3424.99761913543" calcext:value-type="float">
            <text:p>3 425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/>
          <table:table-cell table:formula="of:=L/(1+EXP(-k*([.B55]-x0)))" office:value-type="float" office:value="3426.05446930126" calcext:value-type="float">
            <text:p>3 42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54" calcext:value-type="float">
            <text:p>54</text:p>
          </table:table-cell>
          <table:table-cell/>
          <table:table-cell table:formula="of:=L/(1+EXP(-k*([.B56]-x0)))" office:value-type="float" office:value="3426.88824219206" calcext:value-type="float">
            <text:p>3 42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55" calcext:value-type="float">
            <text:p>55</text:p>
          </table:table-cell>
          <table:table-cell/>
          <table:table-cell table:formula="of:=L/(1+EXP(-k*([.B57]-x0)))" office:value-type="float" office:value="3427.54594769492" calcext:value-type="float">
            <text:p>3 428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56" calcext:value-type="float">
            <text:p>56</text:p>
          </table:table-cell>
          <table:table-cell/>
          <table:table-cell table:formula="of:=L/(1+EXP(-k*([.B58]-x0)))" office:value-type="float" office:value="3428.06471814424" calcext:value-type="float">
            <text:p>3 428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57" calcext:value-type="float">
            <text:p>57</text:p>
          </table:table-cell>
          <table:table-cell/>
          <table:table-cell table:formula="of:=L/(1+EXP(-k*([.B59]-x0)))" office:value-type="float" office:value="3428.47387277542" calcext:value-type="float">
            <text:p>3 428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8" calcext:value-type="float">
            <text:p>58</text:p>
          </table:table-cell>
          <table:table-cell/>
          <table:table-cell table:formula="of:=L/(1+EXP(-k*([.B60]-x0)))" office:value-type="float" office:value="3428.79655486401" calcext:value-type="float">
            <text:p>3 429</text:p>
          </table:table-cell>
          <table:table-cell table:number-columns-repeated="11"/>
          <table:table-cell table:style-name="ce3"/>
        </table:table-row>
        <table:table-row table:style-name="ro1" table:number-rows-repeated="1048515">
          <table:table-cell table:number-columns-repeated="16"/>
        </table:table-row>
        <table:table-row table:style-name="ro1">
          <table:table-cell table:number-columns-repeated="16"/>
        </table:table-row>
        <table:named-expressions>
          <table:named-range table:name="k" table:base-cell-address="$Poland.$D$3" table:cell-range-address="$Poland.$E$3"/>
          <table:named-range table:name="L" table:base-cell-address="$Poland.$D$2" table:cell-range-address="$Poland.$E$2"/>
          <table:named-range table:name="x0" table:base-cell-address="$Poland.$D$4" table:cell-range-address="$Poland.$E$4"/>
        </table:named-expressions>
      </table:table>
      <table:table table:name="Lombardia" table:style-name="ta1">
        <table:shapes>
          <draw:frame draw:z-index="0" draw:style-name="gr1" draw:text-style-name="P1" svg:width="21.064cm" svg:height="12.806cm" svg:x="9.671cm" svg:y="1.536cm">
            <draw:object draw:notify-on-update-of-ranges="Lombardia.A2:Lombardia.A60 Lombardia.C2:Lombardia.C60 Lombardia.A2:Lombardia.A60 Lombardia.D2:Lombardia.D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observed</text:p>
          </table:table-cell>
          <table:table-cell office:value-type="string" calcext:value-type="string">
            <text:p>computed</text:p>
          </table:table-cell>
          <table:table-cell table:number-columns-repeated="12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/(1+EXP(-k*([.B2]-x0)))" office:value-type="float" office:value="9.17071567789658" calcext:value-type="float">
            <text:p>9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L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L/(1+EXP(-k*([.B3]-x0)))" office:value-type="float" office:value="11.7056376387694" calcext:value-type="float">
            <text:p>12</text:p>
          </table:table-cell>
          <table:table-cell office:value-type="float" office:value="0.24488322973827" calcext:value-type="float">
            <text:p>0,24488322973827</text:p>
          </table:table-cell>
          <table:table-cell office:value-type="string" calcext:value-type="string">
            <text:p>k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L/(1+EXP(-k*([.B4]-x0)))" office:value-type="float" office:value="14.9378323026953" calcext:value-type="float">
            <text:p>15</text:p>
          </table:table-cell>
          <table:table-cell office:value-type="float" office:value="23.73" calcext:value-type="float">
            <text:p>23,73</text:p>
          </table:table-cell>
          <table:table-cell office:value-type="string" calcext:value-type="string">
            <text:p>x0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L/(1+EXP(-k*([.B5]-x0)))" office:value-type="float" office:value="19.0569523080334" calcext:value-type="float">
            <text:p>19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L/(1+EXP(-k*([.B6]-x0)))" office:value-type="float" office:value="24.3028934347277" calcext:value-type="float">
            <text:p>2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L/(1+EXP(-k*([.B7]-x0)))" office:value-type="float" office:value="30.978268447673" calcext:value-type="float">
            <text:p>3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L/(1+EXP(-k*([.B8]-x0)))" office:value-type="float" office:value="39.4634540189843" calcext:value-type="float">
            <text:p>39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formula="of:=L/(1+EXP(-k*([.B9]-x0)))" office:value-type="float" office:value="50.2344044865593" calcext:value-type="float">
            <text:p>5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L/(1+EXP(-k*([.B10]-x0)))" office:value-type="float" office:value="63.8831933880816" calcext:value-type="float">
            <text:p>6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table:formula="of:=L/(1+EXP(-k*([.B11]-x0)))" office:value-type="float" office:value="81.1408072431658" calcext:value-type="float">
            <text:p>8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table:formula="of:=L/(1+EXP(-k*([.B12]-x0)))" office:value-type="float" office:value="102.900971505991" calcext:value-type="float">
            <text:p>103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table:formula="of:=L/(1+EXP(-k*([.B13]-x0)))" office:value-type="float" office:value="130.24260711934" calcext:value-type="float">
            <text:p>13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table:formula="of:=L/(1+EXP(-k*([.B14]-x0)))" office:value-type="float" office:value="164.446766265495" calcext:value-type="float">
            <text:p>16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table:formula="of:=L/(1+EXP(-k*([.B15]-x0)))" office:value-type="float" office:value="207.001502100597" calcext:value-type="float">
            <text:p>20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4" calcext:value-type="float">
            <text:p>14</text:p>
          </table:table-cell>
          <table:table-cell office:value-type="float" office:value="269" calcext:value-type="float">
            <text:p>269</text:p>
          </table:table-cell>
          <table:table-cell table:formula="of:=L/(1+EXP(-k*([.B16]-x0)))" office:value-type="float" office:value="259.585189293431" calcext:value-type="float">
            <text:p>26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15" calcext:value-type="float">
            <text:p>15</text:p>
          </table:table-cell>
          <table:table-cell office:value-type="float" office:value="337" calcext:value-type="float">
            <text:p>337</text:p>
          </table:table-cell>
          <table:table-cell table:formula="of:=L/(1+EXP(-k*([.B17]-x0)))" office:value-type="float" office:value="324.015808126864" calcext:value-type="float">
            <text:p>32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6" calcext:value-type="float">
            <text:p>16</text:p>
          </table:table-cell>
          <table:table-cell office:value-type="float" office:value="407" calcext:value-type="float">
            <text:p>407</text:p>
          </table:table-cell>
          <table:table-cell table:formula="of:=L/(1+EXP(-k*([.B18]-x0)))" office:value-type="float" office:value="402.15176528937" calcext:value-type="float">
            <text:p>402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7" calcext:value-type="float">
            <text:p>17</text:p>
          </table:table-cell>
          <table:table-cell office:value-type="float" office:value="518" calcext:value-type="float">
            <text:p>518</text:p>
          </table:table-cell>
          <table:table-cell table:formula="of:=L/(1+EXP(-k*([.B19]-x0)))" office:value-type="float" office:value="495.730970983041" calcext:value-type="float">
            <text:p>49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18" calcext:value-type="float">
            <text:p>18</text:p>
          </table:table-cell>
          <table:table-cell office:value-type="float" office:value="614" calcext:value-type="float">
            <text:p>614</text:p>
          </table:table-cell>
          <table:table-cell table:formula="of:=L/(1+EXP(-k*([.B20]-x0)))" office:value-type="float" office:value="606.14195644625" calcext:value-type="float">
            <text:p>60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728" calcext:value-type="float">
            <text:p>728</text:p>
          </table:table-cell>
          <table:table-cell table:formula="of:=L/(1+EXP(-k*([.B21]-x0)))" office:value-type="float" office:value="734.136556877888" calcext:value-type="float">
            <text:p>734</text:p>
          </table:table-cell>
          <table:table-cell table:style-name="ce5" table:formula="of:=[.D21]-[.D20]" office:value-type="float" office:value="127.994600431638" calcext:value-type="float">
            <text:p>127,9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20" calcext:value-type="float">
            <text:p>20</text:p>
          </table:table-cell>
          <table:table-cell office:value-type="float" office:value="890" calcext:value-type="float">
            <text:p>890</text:p>
          </table:table-cell>
          <table:table-cell table:formula="of:=L/(1+EXP(-k*([.B22]-x0)))" office:value-type="float" office:value="879.518651149969" calcext:value-type="float">
            <text:p>880</text:p>
          </table:table-cell>
          <table:table-cell table:style-name="ce5" table:formula="of:=[.D22]-[.D21]" office:value-type="float" office:value="145.38209427208" calcext:value-type="float">
            <text:p>145,38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21" calcext:value-type="float">
            <text:p>21</text:p>
          </table:table-cell>
          <table:table-cell office:value-type="float" office:value="1030" calcext:value-type="float">
            <text:p>1030</text:p>
          </table:table-cell>
          <table:table-cell table:formula="of:=L/(1+EXP(-k*([.B23]-x0)))" office:value-type="float" office:value="1040.87286932431" calcext:value-type="float">
            <text:p>1 041</text:p>
          </table:table-cell>
          <table:table-cell table:style-name="ce5" table:formula="of:=[.D23]-[.D22]" office:value-type="float" office:value="161.354218174339" calcext:value-type="float">
            <text:p>161,3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22" calcext:value-type="float">
            <text:p>22</text:p>
          </table:table-cell>
          <table:table-cell office:value-type="float" office:value="1198" calcext:value-type="float">
            <text:p>1198</text:p>
          </table:table-cell>
          <table:table-cell table:formula="of:=L/(1+EXP(-k*([.B24]-x0)))" office:value-type="float" office:value="1215.41882621612" calcext:value-type="float">
            <text:p>1 215</text:p>
          </table:table-cell>
          <table:table-cell table:style-name="ce5" table:formula="of:=[.D24]-[.D23]" office:value-type="float" office:value="174.545956891811" calcext:value-type="float">
            <text:p>174,5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office:value-type="float" office:value="1366" calcext:value-type="float">
            <text:p>1366</text:p>
          </table:table-cell>
          <table:table-cell table:formula="of:=L/(1+EXP(-k*([.B25]-x0)))" office:value-type="float" office:value="1399.07311786772" calcext:value-type="float">
            <text:p>1 399</text:p>
          </table:table-cell>
          <table:table-cell table:style-name="ce5" table:formula="of:=[.D25]-[.D24]" office:value-type="float" office:value="183.654291651605" calcext:value-type="float">
            <text:p>183,6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4" calcext:value-type="float">
            <text:p>24</text:p>
          </table:table-cell>
          <table:table-cell office:value-type="float" office:value="1613" calcext:value-type="float">
            <text:p>1613</text:p>
          </table:table-cell>
          <table:table-cell table:formula="of:=L/(1+EXP(-k*([.B26]-x0)))" office:value-type="float" office:value="1586.76049559579" calcext:value-type="float">
            <text:p>1 587</text:p>
          </table:table-cell>
          <table:table-cell table:style-name="ce5" table:formula="of:=[.D26]-[.D25]" office:value-type="float" office:value="187.687377728066" calcext:value-type="float">
            <text:p>187,6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L/(1+EXP(-k*([.B27]-x0)))" office:value-type="float" office:value="1772.94258069841" calcext:value-type="float">
            <text:p>1 773</text:p>
          </table:table-cell>
          <table:table-cell table:style-name="ce5" table:formula="of:=[.D27]-[.D26]" office:value-type="float" office:value="186.182085102616" calcext:value-type="float">
            <text:p>186,18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L/(1+EXP(-k*([.B28]-x0)))" office:value-type="float" office:value="1952.25556758012" calcext:value-type="float">
            <text:p>1 952</text:p>
          </table:table-cell>
          <table:table-cell table:style-name="ce5" table:formula="of:=[.D28]-[.D27]" office:value-type="float" office:value="179.312986881717" calcext:value-type="float">
            <text:p>179,3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L/(1+EXP(-k*([.B29]-x0)))" office:value-type="float" office:value="2120.10631459638" calcext:value-type="float">
            <text:p>2 120</text:p>
          </table:table-cell>
          <table:table-cell table:style-name="ce5" table:formula="of:=[.D29]-[.D28]" office:value-type="float" office:value="167.850747016261" calcext:value-type="float">
            <text:p>167,8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L/(1+EXP(-k*([.B30]-x0)))" office:value-type="float" office:value="2273.09252494245" calcext:value-type="float">
            <text:p>2 273</text:p>
          </table:table-cell>
          <table:table-cell table:style-name="ce5" table:formula="of:=[.D30]-[.D29]" office:value-type="float" office:value="152.986210346066" calcext:value-type="float">
            <text:p>152,9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29" calcext:value-type="float">
            <text:p>29</text:p>
          </table:table-cell>
          <table:table-cell/>
          <table:table-cell table:formula="of:=L/(1+EXP(-k*([.B31]-x0)))" office:value-type="float" office:value="2409.17810852223" calcext:value-type="float">
            <text:p>2 409</text:p>
          </table:table-cell>
          <table:table-cell table:style-name="ce5" table:formula="of:=[.D31]-[.D30]" office:value-type="float" office:value="136.085583579786" calcext:value-type="float">
            <text:p>136,0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L/(1+EXP(-k*([.B32]-x0)))" office:value-type="float" office:value="2527.634313041" calcext:value-type="float">
            <text:p>2 528</text:p>
          </table:table-cell>
          <table:table-cell table:style-name="ce5" table:formula="of:=[.D32]-[.D31]" office:value-type="float" office:value="118.456204518768" calcext:value-type="float">
            <text:p>118,4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office:value-type="float" office:value="31" calcext:value-type="float">
            <text:p>31</text:p>
          </table:table-cell>
          <table:table-cell/>
          <table:table-cell table:formula="of:=L/(1+EXP(-k*([.B33]-x0)))" office:value-type="float" office:value="2628.81496852234" calcext:value-type="float">
            <text:p>2 629</text:p>
          </table:table-cell>
          <table:table-cell table:style-name="ce5" table:formula="of:=[.D33]-[.D32]" office:value-type="float" office:value="101.180655481342" calcext:value-type="float">
            <text:p>101,18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L/(1+EXP(-k*([.B34]-x0)))" office:value-type="float" office:value="2713.85399703139" calcext:value-type="float">
            <text:p>2 714</text:p>
          </table:table-cell>
          <table:table-cell table:style-name="ce5" table:formula="of:=[.D34]-[.D33]" office:value-type="float" office:value="85.0390285090439" calcext:value-type="float">
            <text:p>85,04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3" calcext:value-type="float">
            <text:p>33</text:p>
          </table:table-cell>
          <table:table-cell/>
          <table:table-cell table:formula="of:=L/(1+EXP(-k*([.B35]-x0)))" office:value-type="float" office:value="2784.36102052958" calcext:value-type="float">
            <text:p>2 784</text:p>
          </table:table-cell>
          <table:table-cell table:style-name="ce5" table:formula="of:=[.D35]-[.D34]" office:value-type="float" office:value="70.5070234981931" calcext:value-type="float">
            <text:p>70,5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4" calcext:value-type="float">
            <text:p>34</text:p>
          </table:table-cell>
          <table:table-cell/>
          <table:table-cell table:formula="of:=L/(1+EXP(-k*([.B36]-x0)))" office:value-type="float" office:value="2842.16310003734" calcext:value-type="float">
            <text:p>2 842</text:p>
          </table:table-cell>
          <table:table-cell table:style-name="ce5" table:formula="of:=[.D36]-[.D35]" office:value-type="float" office:value="57.8020795077623" calcext:value-type="float">
            <text:p>57,80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5" calcext:value-type="float">
            <text:p>35</text:p>
          </table:table-cell>
          <table:table-cell/>
          <table:table-cell table:formula="of:=L/(1+EXP(-k*([.B37]-x0)))" office:value-type="float" office:value="2889.1125977536" calcext:value-type="float">
            <text:p>2 889</text:p>
          </table:table-cell>
          <table:table-cell table:style-name="ce5" table:formula="of:=[.D37]-[.D36]" office:value-type="float" office:value="46.9494977162535" calcext:value-type="float">
            <text:p>46,9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36" calcext:value-type="float">
            <text:p>36</text:p>
          </table:table-cell>
          <table:table-cell/>
          <table:table-cell table:formula="of:=L/(1+EXP(-k*([.B38]-x0)))" office:value-type="float" office:value="2926.96099147101" calcext:value-type="float">
            <text:p>2 927</text:p>
          </table:table-cell>
          <table:table-cell table:style-name="ce5" table:formula="of:=[.D38]-[.D37]" office:value-type="float" office:value="37.8483937174174" calcext:value-type="float">
            <text:p>37,8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L/(1+EXP(-k*([.B39]-x0)))" office:value-type="float" office:value="2957.28768935536" calcext:value-type="float">
            <text:p>2 957</text:p>
          </table:table-cell>
          <table:table-cell table:style-name="ce5" table:formula="of:=[.D39]-[.D38]" office:value-type="float" office:value="30.3266978843485" calcext:value-type="float">
            <text:p>30,33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" calcext:value-type="float">
            <text:p>38</text:p>
          </table:table-cell>
          <table:table-cell/>
          <table:table-cell table:formula="of:=L/(1+EXP(-k*([.B40]-x0)))" office:value-type="float" office:value="2981.46940511779" calcext:value-type="float">
            <text:p>2 981</text:p>
          </table:table-cell>
          <table:table-cell table:style-name="ce5" table:formula="of:=[.D40]-[.D39]" office:value-type="float" office:value="24.1817157624241" calcext:value-type="float">
            <text:p>24,18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L/(1+EXP(-k*([.B41]-x0)))" office:value-type="float" office:value="3000.67648204379" calcext:value-type="float">
            <text:p>3 001</text:p>
          </table:table-cell>
          <table:table-cell table:style-name="ce5" table:formula="of:=[.D41]-[.D40]" office:value-type="float" office:value="19.2070769259994" calcext:value-type="float">
            <text:p>19,2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40" calcext:value-type="float">
            <text:p>40</text:p>
          </table:table-cell>
          <table:table-cell/>
          <table:table-cell table:formula="of:=L/(1+EXP(-k*([.B42]-x0)))" office:value-type="float" office:value="3015.88525924633" calcext:value-type="float">
            <text:p>3 016</text:p>
          </table:table-cell>
          <table:table-cell table:style-name="ce5" table:formula="of:=[.D42]-[.D41]" office:value-type="float" office:value="15.2087772025484" calcext:value-type="float">
            <text:p>15,2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41" calcext:value-type="float">
            <text:p>41</text:p>
          </table:table-cell>
          <table:table-cell/>
          <table:table-cell table:formula="of:=L/(1+EXP(-k*([.B43]-x0)))" office:value-type="float" office:value="3027.89863386241" calcext:value-type="float">
            <text:p>3 028</text:p>
          </table:table-cell>
          <table:table-cell table:style-name="ce5" table:formula="of:=[.D43]-[.D42]" office:value-type="float" office:value="12.0133746160723" calcext:value-type="float">
            <text:p>12,0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2" calcext:value-type="float">
            <text:p>42</text:p>
          </table:table-cell>
          <table:table-cell/>
          <table:table-cell table:formula="of:=L/(1+EXP(-k*([.B44]-x0)))" office:value-type="float" office:value="3037.36964655469" calcext:value-type="float">
            <text:p>3 037</text:p>
          </table:table-cell>
          <table:table-cell table:style-name="ce5" table:formula="of:=[.D44]-[.D43]" office:value-type="float" office:value="9.47101269228142" calcext:value-type="float">
            <text:p>9,47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43" calcext:value-type="float">
            <text:p>43</text:p>
          </table:table-cell>
          <table:table-cell/>
          <table:table-cell table:formula="of:=L/(1+EXP(-k*([.B45]-x0)))" office:value-type="float" office:value="3044.82496129051" calcext:value-type="float">
            <text:p>3 045</text:p>
          </table:table-cell>
          <table:table-cell table:style-name="ce5" table:formula="of:=[.D45]-[.D44]" office:value-type="float" office:value="7.45531473582378" calcext:value-type="float">
            <text:p>7,4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44" calcext:value-type="float">
            <text:p>44</text:p>
          </table:table-cell>
          <table:table-cell/>
          <table:table-cell table:formula="of:=L/(1+EXP(-k*([.B46]-x0)))" office:value-type="float" office:value="3050.68653842229" calcext:value-type="float">
            <text:p>3 051</text:p>
          </table:table-cell>
          <table:table-cell table:style-name="ce5" table:formula="of:=[.D46]-[.D45]" office:value-type="float" office:value="5.86157713178272" calcext:value-type="float">
            <text:p>5,8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45" calcext:value-type="float">
            <text:p>45</text:p>
          </table:table-cell>
          <table:table-cell/>
          <table:table-cell table:formula="of:=L/(1+EXP(-k*([.B47]-x0)))" office:value-type="float" office:value="3055.29072866039" calcext:value-type="float">
            <text:p>3 055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46" calcext:value-type="float">
            <text:p>46</text:p>
          </table:table-cell>
          <table:table-cell/>
          <table:table-cell table:formula="of:=L/(1+EXP(-k*([.B48]-x0)))" office:value-type="float" office:value="3058.90457904241" calcext:value-type="float">
            <text:p>3 059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L/(1+EXP(-k*([.B49]-x0)))" office:value-type="float" office:value="3061.73945735678" calcext:value-type="float">
            <text:p>3 062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48" calcext:value-type="float">
            <text:p>48</text:p>
          </table:table-cell>
          <table:table-cell/>
          <table:table-cell table:formula="of:=L/(1+EXP(-k*([.B50]-x0)))" office:value-type="float" office:value="3063.9622577661" calcext:value-type="float">
            <text:p>3 06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49" calcext:value-type="float">
            <text:p>49</text:p>
          </table:table-cell>
          <table:table-cell/>
          <table:table-cell table:formula="of:=L/(1+EXP(-k*([.B51]-x0)))" office:value-type="float" office:value="3065.70451025826" calcext:value-type="float">
            <text:p>3 06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L/(1+EXP(-k*([.B52]-x0)))" office:value-type="float" office:value="3067.06972162748" calcext:value-type="float">
            <text:p>3 06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51" calcext:value-type="float">
            <text:p>51</text:p>
          </table:table-cell>
          <table:table-cell/>
          <table:table-cell table:formula="of:=L/(1+EXP(-k*([.B53]-x0)))" office:value-type="float" office:value="3068.13925227788" calcext:value-type="float">
            <text:p>3 068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L/(1+EXP(-k*([.B54]-x0)))" office:value-type="float" office:value="3068.97699716179" calcext:value-type="float">
            <text:p>3 069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/>
          <table:table-cell table:formula="of:=L/(1+EXP(-k*([.B55]-x0)))" office:value-type="float" office:value="3069.63309975041" calcext:value-type="float">
            <text:p>3 07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54" calcext:value-type="float">
            <text:p>54</text:p>
          </table:table-cell>
          <table:table-cell/>
          <table:table-cell table:formula="of:=L/(1+EXP(-k*([.B56]-x0)))" office:value-type="float" office:value="3070.14688997513" calcext:value-type="float">
            <text:p>3 07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55" calcext:value-type="float">
            <text:p>55</text:p>
          </table:table-cell>
          <table:table-cell/>
          <table:table-cell table:formula="of:=L/(1+EXP(-k*([.B57]-x0)))" office:value-type="float" office:value="3070.54920290784" calcext:value-type="float">
            <text:p>3 07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56" calcext:value-type="float">
            <text:p>56</text:p>
          </table:table-cell>
          <table:table-cell/>
          <table:table-cell table:formula="of:=L/(1+EXP(-k*([.B58]-x0)))" office:value-type="float" office:value="3070.8642054189" calcext:value-type="float">
            <text:p>3 07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57" calcext:value-type="float">
            <text:p>57</text:p>
          </table:table-cell>
          <table:table-cell/>
          <table:table-cell table:formula="of:=L/(1+EXP(-k*([.B59]-x0)))" office:value-type="float" office:value="3071.11083320784" calcext:value-type="float">
            <text:p>3 07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8" calcext:value-type="float">
            <text:p>58</text:p>
          </table:table-cell>
          <table:table-cell/>
          <table:table-cell table:formula="of:=L/(1+EXP(-k*([.B60]-x0)))" office:value-type="float" office:value="3071.30392008376" calcext:value-type="float">
            <text:p>3 071</text:p>
          </table:table-cell>
          <table:table-cell table:number-columns-repeated="11"/>
          <table:table-cell table:style-name="ce3"/>
        </table:table-row>
        <table:table-row table:style-name="ro1" table:number-rows-repeated="1048515">
          <table:table-cell table:number-columns-repeated="16"/>
        </table:table-row>
        <table:table-row table:style-name="ro1">
          <table:table-cell table:number-columns-repeated="16"/>
        </table:table-row>
        <table:named-expressions>
          <table:named-range table:name="k" table:base-cell-address="$Lombardia.$D$3" table:cell-range-address="$Lombardia.$E$3"/>
          <table:named-range table:name="L" table:base-cell-address="$Lombardia.$D$2" table:cell-range-address="$Lombardia.$E$2"/>
          <table:named-range table:name="x0" table:base-cell-address="$Lombardia.$D$4" table:cell-range-address="$Lombardia.$E$4"/>
        </table:named-expressions>
      </table:table>
      <table:named-expressions>
        <table:named-expression table:name="k" table:base-cell-address="$Poland.$D$3" table:expression="#REF!"/>
        <table:named-expression table:name="L" table:base-cell-address="$Poland.$D$2" table:expression="#REF!"/>
        <table:named-expression table:name="x0" table:base-cell-address="$Poland.$D$4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loext:min-decimal-places="3" number:min-integer-digits="1" number:grouping="true"/>
    </number:number-style>
    <number:number-style style:name="N109" number:title="User-defined">
      <number:number number:decimal-places="4" loext:min-decimal-places="4" number:min-integer-digits="1" number:grouping="true"/>
    </number:number-style>
    <number:number-style style:name="N110">
      <number:number number:decimal-places="1" loext:min-decimal-places="1" number:min-integer-digits="1" number:grouping="true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4" loext:min-decimal-places="14" number:min-integer-digits="1"/>
    </number:number-style>
    <number:number-style style:name="N115">
      <number:number number:decimal-places="15" loext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.00.0000</text:date>, <text:time style:data-style-name="N2" text:time-value="00:18:51.7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4T23:36:08.695000000</meta:creation-date>
    <dc:date>2020-03-30T01:19:43.972000000</dc:date>
    <meta:editing-duration>PT6H52M28S</meta:editing-duration>
    <meta:editing-cycles>99</meta:editing-cycles>
    <meta:generator>LibreOffice/6.4.2.2$Windows_X86_64 LibreOffice_project/4e471d8c02c9c90f512f7f9ead8875b57fcb1ec3</meta:generator>
    <meta:document-statistic meta:table-count="2" meta:cell-count="475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82"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2">
      <style:chart-properties chart:display-label="true" chart:logarithmic="false" chart:minimum="43893" chart:maximum="43941" chart:origin="0" chart:interval-major="1" chart:reverse-direction="false" text:line-break="false" loext:try-staggering-first="false" chart:link-data-style-to-source="false" chart:axis-position="0" style:rotation-angle="7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draw:stroke-dash="Dot" svg:stroke-width="0.01cm" svg:stroke-color="#ff420e" draw:fill-color="#ff42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065cm" svg:height="12.807cm" xlink:href=".." xlink:type="simple" chart:class="chart:scatter" chart:style-name="ch1">
        <chart:title svg:x="7.23cm" svg:y="0.392cm" chart:style-name="ch2">
          <text:p>Prognoza w/g Maćka Kańskiego</text:p>
        </chart:title>
        <chart:legend chart:legend-position="end" svg:x="2.764cm" svg:y="6.771cm" style:legend-expansion="custom" chartooo:width="3.539cm" chartooo:height="1.945cm" style:legend-expansion-aspect-ratio="1.81953727506427" chart:style-name="ch3"/>
        <chart:plot-area chart:style-name="ch4" table:cell-range-address="Lombardia.A2:Lombardia.A60 Lombardia.C2:Lombardia.D60" svg:x="-0.029cm" svg:y="0.273cm" svg:width="20.5cm" svg:height="12.173cm">
          <chartooo:coordinate-region svg:x="0.392cm" svg:y="0.468cm" svg:width="19.891cm" svg:height="10.758cm"/>
          <chart:axis chart:dimension="x" chart:name="primary-x" chart:style-name="ch5">
            <chart:title svg:x="0.525cm" svg:y="11.786cm" chart:style-name="ch6">
              <text:p>data</text:p>
            </chart:title>
            <chart:grid chart:style-name="ch7" chart:class="minor"/>
          </chart:axis>
          <chart:axis chart:dimension="y" chart:name="primary-y" chart:style-name="ch8">
            <chart:title svg:x="1.501cm" svg:y="3.883cm" chart:style-name="ch9">
              <text:p>liczba przypadków</text:p>
            </chart:title>
            <chart:grid chart:style-name="ch10" chart:class="major"/>
          </chart:axis>
          <chart:series chart:style-name="ch11" chart:values-cell-range-address="Lombardia.C2:Lombardia.C60" chart:class="chart:scatter">
            <chart:domain table:cell-range-address="Lombardia.A2:Lombardia.A60"/>
            <chart:data-point chart:repeated="59"/>
          </chart:series>
          <chart:series chart:style-name="ch12" chart:values-cell-range-address="Lombardia.D2:Lombardia.D60" chart:class="chart:scatter"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4">
                <text:p>43894</text:p>
                <draw:g>
                  <svg:desc>Lombardia.A2:Lombardia.A60</svg:desc>
                </draw:g>
              </table:table-cell>
              <table:table-cell office:value-type="float" office:value="1">
                <text:p>1</text:p>
                <draw:g>
                  <svg:desc>Lombardia.C2:Lombardia.C60</svg:desc>
                </draw:g>
              </table:table-cell>
              <table:table-cell office:value-type="float" office:value="9.17071567789658">
                <text:p>9.17071567789658</text:p>
                <draw:g>
                  <svg:desc>Lombardia.D2:Lombardia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5">
                <text:p>43895</text:p>
              </table:table-cell>
              <table:table-cell office:value-type="float" office:value="1">
                <text:p>1</text:p>
              </table:table-cell>
              <table:table-cell office:value-type="float" office:value="11.7056376387694">
                <text:p>11.70563763876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96">
                <text:p>43896</text:p>
              </table:table-cell>
              <table:table-cell office:value-type="float" office:value="5">
                <text:p>5</text:p>
              </table:table-cell>
              <table:table-cell office:value-type="float" office:value="14.9378323026953">
                <text:p>14.9378323026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897">
                <text:p>43897</text:p>
              </table:table-cell>
              <table:table-cell office:value-type="float" office:value="6">
                <text:p>6</text:p>
              </table:table-cell>
              <table:table-cell office:value-type="float" office:value="19.0569523080334">
                <text:p>19.05695230803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898">
                <text:p>43898</text:p>
              </table:table-cell>
              <table:table-cell office:value-type="float" office:value="11">
                <text:p>11</text:p>
              </table:table-cell>
              <table:table-cell office:value-type="float" office:value="24.3028934347277">
                <text:p>24.30289343472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899">
                <text:p>43899</text:p>
              </table:table-cell>
              <table:table-cell office:value-type="float" office:value="17">
                <text:p>17</text:p>
              </table:table-cell>
              <table:table-cell office:value-type="float" office:value="30.978268447673">
                <text:p>30.978268447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0">
                <text:p>43900</text:p>
              </table:table-cell>
              <table:table-cell office:value-type="float" office:value="22">
                <text:p>22</text:p>
              </table:table-cell>
              <table:table-cell office:value-type="float" office:value="39.4634540189843">
                <text:p>39.46345401898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1">
                <text:p>43901</text:p>
              </table:table-cell>
              <table:table-cell office:value-type="float" office:value="31">
                <text:p>31</text:p>
              </table:table-cell>
              <table:table-cell office:value-type="float" office:value="50.2344044865593">
                <text:p>50.2344044865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2">
                <text:p>43902</text:p>
              </table:table-cell>
              <table:table-cell office:value-type="float" office:value="50">
                <text:p>50</text:p>
              </table:table-cell>
              <table:table-cell office:value-type="float" office:value="63.8831933880816">
                <text:p>63.88319338808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3">
                <text:p>43903</text:p>
              </table:table-cell>
              <table:table-cell office:value-type="float" office:value="66">
                <text:p>66</text:p>
              </table:table-cell>
              <table:table-cell office:value-type="float" office:value="81.1408072431658">
                <text:p>81.14080724316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4">
                <text:p>43904</text:p>
              </table:table-cell>
              <table:table-cell office:value-type="float" office:value="88">
                <text:p>88</text:p>
              </table:table-cell>
              <table:table-cell office:value-type="float" office:value="102.900971505991">
                <text:p>102.900971505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5">
                <text:p>43905</text:p>
              </table:table-cell>
              <table:table-cell office:value-type="float" office:value="109">
                <text:p>109</text:p>
              </table:table-cell>
              <table:table-cell office:value-type="float" office:value="130.24260711934">
                <text:p>130.242607119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06">
                <text:p>43906</text:p>
              </table:table-cell>
              <table:table-cell office:value-type="float" office:value="160">
                <text:p>160</text:p>
              </table:table-cell>
              <table:table-cell office:value-type="float" office:value="164.446766265495">
                <text:p>164.4467662654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07">
                <text:p>43907</text:p>
              </table:table-cell>
              <table:table-cell office:value-type="float" office:value="220">
                <text:p>220</text:p>
              </table:table-cell>
              <table:table-cell office:value-type="float" office:value="207.001502100597">
                <text:p>207.0015021005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08">
                <text:p>43908</text:p>
              </table:table-cell>
              <table:table-cell office:value-type="float" office:value="269">
                <text:p>269</text:p>
              </table:table-cell>
              <table:table-cell office:value-type="float" office:value="259.585189293431">
                <text:p>259.5851892934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09">
                <text:p>43909</text:p>
              </table:table-cell>
              <table:table-cell office:value-type="float" office:value="337">
                <text:p>337</text:p>
              </table:table-cell>
              <table:table-cell office:value-type="float" office:value="324.015808126864">
                <text:p>324.0158081268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0">
                <text:p>43910</text:p>
              </table:table-cell>
              <table:table-cell office:value-type="float" office:value="407">
                <text:p>407</text:p>
              </table:table-cell>
              <table:table-cell office:value-type="float" office:value="402.15176528937">
                <text:p>402.151765289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1">
                <text:p>43911</text:p>
              </table:table-cell>
              <table:table-cell office:value-type="float" office:value="518">
                <text:p>518</text:p>
              </table:table-cell>
              <table:table-cell office:value-type="float" office:value="495.730970983041">
                <text:p>495.7309709830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2">
                <text:p>43912</text:p>
              </table:table-cell>
              <table:table-cell office:value-type="float" office:value="614">
                <text:p>614</text:p>
              </table:table-cell>
              <table:table-cell office:value-type="float" office:value="606.14195644625">
                <text:p>606.14195644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3">
                <text:p>43913</text:p>
              </table:table-cell>
              <table:table-cell office:value-type="float" office:value="728">
                <text:p>728</text:p>
              </table:table-cell>
              <table:table-cell office:value-type="float" office:value="734.136556877888">
                <text:p>734.1365568778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4">
                <text:p>43914</text:p>
              </table:table-cell>
              <table:table-cell office:value-type="float" office:value="890">
                <text:p>890</text:p>
              </table:table-cell>
              <table:table-cell office:value-type="float" office:value="879.518651149969">
                <text:p>879.5186511499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5">
                <text:p>43915</text:p>
              </table:table-cell>
              <table:table-cell office:value-type="float" office:value="1030">
                <text:p>1030</text:p>
              </table:table-cell>
              <table:table-cell office:value-type="float" office:value="1040.87286932431">
                <text:p>1040.872869324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16">
                <text:p>43916</text:p>
              </table:table-cell>
              <table:table-cell office:value-type="float" office:value="1198">
                <text:p>1198</text:p>
              </table:table-cell>
              <table:table-cell office:value-type="float" office:value="1215.41882621612">
                <text:p>1215.418826216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17">
                <text:p>43917</text:p>
              </table:table-cell>
              <table:table-cell office:value-type="float" office:value="1366">
                <text:p>1366</text:p>
              </table:table-cell>
              <table:table-cell office:value-type="float" office:value="1399.07311786772">
                <text:p>1399.073117867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18">
                <text:p>43918</text:p>
              </table:table-cell>
              <table:table-cell office:value-type="float" office:value="1613">
                <text:p>1613</text:p>
              </table:table-cell>
              <table:table-cell office:value-type="float" office:value="1586.76049559579">
                <text:p>1586.760495595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1772.94258069841">
                <text:p>1772.942580698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1952.25556758012">
                <text:p>1952.255567580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2120.10631459638">
                <text:p>2120.106314596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2273.09252494245">
                <text:p>2273.092524942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2409.17810852223">
                <text:p>2409.178108522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2527.634313041">
                <text:p>2527.6343130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2628.81496852234">
                <text:p>2628.814968522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2713.85399703139">
                <text:p>2713.853997031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2784.36102052958">
                <text:p>2784.361020529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2842.16310003734">
                <text:p>2842.163100037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2889.1125977536">
                <text:p>2889.11259775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2926.96099147101">
                <text:p>2926.960991471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2957.28768935536">
                <text:p>2957.287689355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2981.46940511779">
                <text:p>2981.469405117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3000.67648204379">
                <text:p>3000.676482043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3015.88525924633">
                <text:p>3015.885259246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3027.89863386241">
                <text:p>3027.898633862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3037.36964655469">
                <text:p>3037.369646554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3044.82496129051">
                <text:p>3044.824961290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3050.68653842229">
                <text:p>3050.686538422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3055.29072866039">
                <text:p>3055.290728660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3058.90457904241">
                <text:p>3058.904579042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3061.73945735678">
                <text:p>3061.739457356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3063.9622577661">
                <text:p>3063.96225776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3065.70451025826">
                <text:p>3065.704510258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3067.06972162748">
                <text:p>3067.069721627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3068.13925227788">
                <text:p>3068.139252277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3068.97699716179">
                <text:p>3068.976997161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3069.63309975041">
                <text:p>3069.633099750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3070.14688997513">
                <text:p>3070.146889975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949">
                <text:p>43949</text:p>
              </table:table-cell>
              <table:table-cell office:value-type="float" office:value="NaN">
                <text:p>NaN</text:p>
              </table:table-cell>
              <table:table-cell office:value-type="float" office:value="3070.54920290784">
                <text:p>3070.549202907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950">
                <text:p>43950</text:p>
              </table:table-cell>
              <table:table-cell office:value-type="float" office:value="NaN">
                <text:p>NaN</text:p>
              </table:table-cell>
              <table:table-cell office:value-type="float" office:value="3070.8642054189">
                <text:p>3070.86420541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951">
                <text:p>43951</text:p>
              </table:table-cell>
              <table:table-cell office:value-type="float" office:value="NaN">
                <text:p>NaN</text:p>
              </table:table-cell>
              <table:table-cell office:value-type="float" office:value="3071.11083320784">
                <text:p>3071.110833207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952">
                <text:p>43952</text:p>
              </table:table-cell>
              <table:table-cell office:value-type="float" office:value="NaN">
                <text:p>NaN</text:p>
              </table:table-cell>
              <table:table-cell office:value-type="float" office:value="3071.30392008376">
                <text:p>3071.30392008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82"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2">
      <style:chart-properties chart:display-label="true" chart:logarithmic="false" chart:minimum="43893" chart:maximum="43941" chart:origin="0" chart:interval-major="1" chart:reverse-direction="false" text:line-break="false" loext:try-staggering-first="false" chart:link-data-style-to-source="false" chart:axis-position="0" style:rotation-angle="7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1">
      <style:chart-properties chart:display-label="true" chart:logarithmic="false" chart:minimum="0" chart:maximum="3500" chart:origin="0" chart:interval-major="500" chart:interval-minor-divisor="2" chart:reverse-direction="false" text:line-break="false" loext:try-staggering-first="false" chart:link-data-style-to-source="fals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draw:stroke-dash="Dot" svg:stroke-width="0.01cm" svg:stroke-color="#ff420e" draw:fill-color="#ff42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065cm" svg:height="12.807cm" xlink:href=".." xlink:type="simple" chart:class="chart:scatter" chart:style-name="ch1">
        <chart:title svg:x="7.23cm" svg:y="0.392cm" chart:style-name="ch2">
          <text:p>Prognoza w/g Maćka Kańskiego</text:p>
        </chart:title>
        <chart:legend chart:legend-position="end" svg:x="2.764cm" svg:y="6.771cm" style:legend-expansion="custom" chartooo:width="3.539cm" chartooo:height="1.945cm" style:legend-expansion-aspect-ratio="1.81953727506427" chart:style-name="ch3"/>
        <chart:plot-area chart:style-name="ch4" table:cell-range-address="Poland.A2:Poland.A60 Poland.C2:Poland.D60" chart:data-source-has-labels="row" svg:x="0.07cm" svg:y="0.271cm" svg:width="20.5cm" svg:height="12.173cm">
          <chartooo:coordinate-region svg:x="0.492cm" svg:y="0.467cm" svg:width="19.89cm" svg:height="10.757cm"/>
          <chart:axis chart:dimension="x" chart:name="primary-x" chart:style-name="ch5">
            <chart:title svg:x="1.598cm" svg:y="10.598cm" chart:style-name="ch6">
              <text:p>data</text:p>
            </chart:title>
            <chart:grid chart:style-name="ch7" chart:class="minor"/>
          </chart:axis>
          <chart:axis chart:dimension="y" chart:name="primary-y" chart:style-name="ch8">
            <chart:title svg:x="1.501cm" svg:y="4.856cm" chart:style-name="ch9">
              <text:p>liczba aktywnych przypadków</text:p>
            </chart:title>
            <chart:grid chart:style-name="ch10" chart:class="major"/>
          </chart:axis>
          <chart:series chart:style-name="ch11" chart:values-cell-range-address="Poland.C2:Poland.C60" loext:label-string="observed" chart:class="chart:scatter">
            <chart:domain table:cell-range-address="Poland.A2:Poland.A60"/>
            <chart:data-point chart:repeated="59"/>
          </chart:series>
          <chart:series chart:style-name="ch12" chart:values-cell-range-address="Poland.D2:Poland.D60" loext:label-string="predicted" chart:class="chart:scatter"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bserved</text:p>
              </table:table-cell>
              <table:table-cell office:value-type="string">
                <text:p>predi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4">
                <text:p>43894</text:p>
                <draw:g>
                  <svg:desc>Poland.A2:Poland.A60</svg:desc>
                </draw:g>
              </table:table-cell>
              <table:table-cell office:value-type="float" office:value="1">
                <text:p>1</text:p>
                <draw:g>
                  <svg:desc>Poland.C2:Poland.C60</svg:desc>
                </draw:g>
              </table:table-cell>
              <table:table-cell office:value-type="float" office:value="10.0652567191976">
                <text:p>10.0652567191976</text:p>
                <draw:g>
                  <svg:desc>Poland.D2:Poland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5">
                <text:p>43895</text:p>
              </table:table-cell>
              <table:table-cell office:value-type="float" office:value="1">
                <text:p>1</text:p>
              </table:table-cell>
              <table:table-cell office:value-type="float" office:value="12.7552343117129">
                <text:p>12.7552343117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96">
                <text:p>43896</text:p>
              </table:table-cell>
              <table:table-cell office:value-type="float" office:value="5">
                <text:p>5</text:p>
              </table:table-cell>
              <table:table-cell office:value-type="float" office:value="16.1607213452407">
                <text:p>16.16072134524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897">
                <text:p>43897</text:p>
              </table:table-cell>
              <table:table-cell office:value-type="float" office:value="6">
                <text:p>6</text:p>
              </table:table-cell>
              <table:table-cell office:value-type="float" office:value="20.4699841339403">
                <text:p>20.4699841339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898">
                <text:p>43898</text:p>
              </table:table-cell>
              <table:table-cell office:value-type="float" office:value="11">
                <text:p>11</text:p>
              </table:table-cell>
              <table:table-cell office:value-type="float" office:value="25.919589269643">
                <text:p>25.9195892696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899">
                <text:p>43899</text:p>
              </table:table-cell>
              <table:table-cell office:value-type="float" office:value="17">
                <text:p>17</text:p>
              </table:table-cell>
              <table:table-cell office:value-type="float" office:value="32.8060516000597">
                <text:p>32.8060516000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0">
                <text:p>43900</text:p>
              </table:table-cell>
              <table:table-cell office:value-type="float" office:value="22">
                <text:p>22</text:p>
              </table:table-cell>
              <table:table-cell office:value-type="float" office:value="41.4998425493693">
                <text:p>41.49984254936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1">
                <text:p>43901</text:p>
              </table:table-cell>
              <table:table-cell office:value-type="float" office:value="31">
                <text:p>31</text:p>
              </table:table-cell>
              <table:table-cell office:value-type="float" office:value="52.4619591513386">
                <text:p>52.46195915133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2">
                <text:p>43902</text:p>
              </table:table-cell>
              <table:table-cell office:value-type="float" office:value="50">
                <text:p>50</text:p>
              </table:table-cell>
              <table:table-cell office:value-type="float" office:value="66.2630764340777">
                <text:p>66.26307643407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3">
                <text:p>43903</text:p>
              </table:table-cell>
              <table:table-cell office:value-type="float" office:value="66">
                <text:p>66</text:p>
              </table:table-cell>
              <table:table-cell office:value-type="float" office:value="83.6049701787571">
                <text:p>83.60497017875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4">
                <text:p>43904</text:p>
              </table:table-cell>
              <table:table-cell office:value-type="float" office:value="88">
                <text:p>88</text:p>
              </table:table-cell>
              <table:table-cell office:value-type="float" office:value="105.343322325661">
                <text:p>105.3433223256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5">
                <text:p>43905</text:p>
              </table:table-cell>
              <table:table-cell office:value-type="float" office:value="109">
                <text:p>109</text:p>
              </table:table-cell>
              <table:table-cell office:value-type="float" office:value="132.510104688647">
                <text:p>132.5101046886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06">
                <text:p>43906</text:p>
              </table:table-cell>
              <table:table-cell office:value-type="float" office:value="160">
                <text:p>160</text:p>
              </table:table-cell>
              <table:table-cell office:value-type="float" office:value="166.332366016385">
                <text:p>166.332366016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07">
                <text:p>43907</text:p>
              </table:table-cell>
              <table:table-cell office:value-type="float" office:value="220">
                <text:p>220</text:p>
              </table:table-cell>
              <table:table-cell office:value-type="float" office:value="208.242336466172">
                <text:p>208.2423364661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08">
                <text:p>43908</text:p>
              </table:table-cell>
              <table:table-cell office:value-type="float" office:value="269">
                <text:p>269</text:p>
              </table:table-cell>
              <table:table-cell office:value-type="float" office:value="259.871327420648">
                <text:p>259.8713274206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09">
                <text:p>43909</text:p>
              </table:table-cell>
              <table:table-cell office:value-type="float" office:value="337">
                <text:p>337</text:p>
              </table:table-cell>
              <table:table-cell office:value-type="float" office:value="323.017194879963">
                <text:p>323.0171948799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0">
                <text:p>43910</text:p>
              </table:table-cell>
              <table:table-cell office:value-type="float" office:value="407">
                <text:p>407</text:p>
              </table:table-cell>
              <table:table-cell office:value-type="float" office:value="399.572838211789">
                <text:p>399.5728382117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1">
                <text:p>43911</text:p>
              </table:table-cell>
              <table:table-cell office:value-type="float" office:value="518">
                <text:p>518</text:p>
              </table:table-cell>
              <table:table-cell office:value-type="float" office:value="491.402663542302">
                <text:p>491.4026635423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2">
                <text:p>43912</text:p>
              </table:table-cell>
              <table:table-cell office:value-type="float" office:value="614">
                <text:p>614</text:p>
              </table:table-cell>
              <table:table-cell office:value-type="float" office:value="600.157237240673">
                <text:p>600.1572372406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3">
                <text:p>43913</text:p>
              </table:table-cell>
              <table:table-cell office:value-type="float" office:value="728">
                <text:p>728</text:p>
              </table:table-cell>
              <table:table-cell office:value-type="float" office:value="727.025980566601">
                <text:p>727.0259805666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4">
                <text:p>43914</text:p>
              </table:table-cell>
              <table:table-cell office:value-type="float" office:value="890">
                <text:p>890</text:p>
              </table:table-cell>
              <table:table-cell office:value-type="float" office:value="872.445449911497">
                <text:p>872.4454499114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5">
                <text:p>43915</text:p>
              </table:table-cell>
              <table:table-cell office:value-type="float" office:value="1030">
                <text:p>1030</text:p>
              </table:table-cell>
              <table:table-cell office:value-type="float" office:value="1035.80534930095">
                <text:p>1035.805349300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16">
                <text:p>43916</text:p>
              </table:table-cell>
              <table:table-cell office:value-type="float" office:value="1198">
                <text:p>1198</text:p>
              </table:table-cell>
              <table:table-cell office:value-type="float" office:value="1215.21944886863">
                <text:p>1215.219448868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17">
                <text:p>43917</text:p>
              </table:table-cell>
              <table:table-cell office:value-type="float" office:value="1366">
                <text:p>1366</text:p>
              </table:table-cell>
              <table:table-cell office:value-type="float" office:value="1407.44162749522">
                <text:p>1407.441627495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18">
                <text:p>43918</text:p>
              </table:table-cell>
              <table:table-cell office:value-type="float" office:value="1613">
                <text:p>1613</text:p>
              </table:table-cell>
              <table:table-cell office:value-type="float" office:value="1607.99404569158">
                <text:p>1607.99404569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19">
                <text:p>43919</text:p>
              </table:table-cell>
              <table:table-cell office:value-type="float" office:value="1833">
                <text:p>1833</text:p>
              </table:table-cell>
              <table:table-cell office:value-type="float" office:value="1811.52819795734">
                <text:p>1811.528197957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2012.37064953815">
                <text:p>2012.370649538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2205.14159611651">
                <text:p>2205.141596116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2385.30752570717">
                <text:p>2385.307525707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2549.55360683473">
                <text:p>2549.553606834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2695.9239024973">
                <text:p>2695.92390249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2823.74697851393">
                <text:p>2823.746978513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2933.41232907041">
                <text:p>2933.412329070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3026.07790726591">
                <text:p>3026.077907265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3103.37702746841">
                <text:p>3103.377027468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3167.16815089347">
                <text:p>3167.168150893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3219.34622901035">
                <text:p>3219.346229010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3261.71616482702">
                <text:p>3261.71616482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3295.91893837805">
                <text:p>3295.918938378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3323.39738103407">
                <text:p>3323.397381034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3345.38898465388">
                <text:p>3345.388984653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3362.93537677915">
                <text:p>3362.935376779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3376.90080299136">
                <text:p>3376.900802991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3387.9944167623">
                <text:p>3387.99441676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3396.79311692131">
                <text:p>3396.793116921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3403.76306972186">
                <text:p>3403.763069721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3409.27898980673">
                <text:p>3409.278989806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3413.64084408748">
                <text:p>3413.640844087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3417.08798832248">
                <text:p>3417.087988322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3419.81093043305">
                <text:p>3419.810930433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3421.96099739014">
                <text:p>3421.960997390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3423.6582050101">
                <text:p>3423.658205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3424.99761913543">
                <text:p>3424.997619135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3426.05446930126">
                <text:p>3426.054469301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3426.88824219206">
                <text:p>3426.888242192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949">
                <text:p>43949</text:p>
              </table:table-cell>
              <table:table-cell office:value-type="float" office:value="NaN">
                <text:p>NaN</text:p>
              </table:table-cell>
              <table:table-cell office:value-type="float" office:value="3427.54594769492">
                <text:p>3427.545947694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950">
                <text:p>43950</text:p>
              </table:table-cell>
              <table:table-cell office:value-type="float" office:value="NaN">
                <text:p>NaN</text:p>
              </table:table-cell>
              <table:table-cell office:value-type="float" office:value="3428.06471814424">
                <text:p>3428.064718144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951">
                <text:p>43951</text:p>
              </table:table-cell>
              <table:table-cell office:value-type="float" office:value="NaN">
                <text:p>NaN</text:p>
              </table:table-cell>
              <table:table-cell office:value-type="float" office:value="3428.47387277542">
                <text:p>3428.473872775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952">
                <text:p>43952</text:p>
              </table:table-cell>
              <table:table-cell office:value-type="float" office:value="NaN">
                <text:p>NaN</text:p>
              </table:table-cell>
              <table:table-cell office:value-type="float" office:value="3428.79655486401">
                <text:p>3428.796554864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